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17<text:s text:c="1"/></text:span><text:span text:style-name="a432" text:class-names=""/></text:p>
          </draw:text-box>
          <svg:title/>
          <svg:desc/>
        </draw:frame>
        <draw:frame draw:id="id84" presentation:style-name="a450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HEAR ME! (17:1-2, 6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VINDICATE ME! (17:3-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SHOW ME! (17: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GUARD ME! (17:8-13)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/></text:p>
              </text:list-item>
            </text:list>
          </draw:text-box>
          <svg:title/>
          <svg:desc/>
        </draw:frame>
      </draw:page>
      <draw:page draw:name="Slide2" draw:style-name="a451" draw:master-page-name="Master1-Layout12-tx-Title-and-Text" presentation:presentation-page-layout-name="Master1-PPL12" draw:id="Slide-257">
        <draw:frame draw:id="id85" presentation:style-name="a455" draw:name="Title 1" svg:x="1.38in" svg:y="0.4in" svg:width="10.6in" svg:height="1.44965in" presentation:class="title" presentation:placeholder="false">
          <draw:text-box>
            <text:p text:style-name="a454" text:class-names="" text:cond-style-name=""><text:span text:style-name="a452" text:class-names="">GUARD ME! (17:8-13)<text:s text:c="1"/></text:span><text:span text:style-name="a453" text:class-names=""/></text:p>
          </draw:text-box>
          <svg:title/>
          <svg:desc/>
        </draw:frame>
        <draw:frame draw:id="id86" presentation:style-name="a465" draw:name="Text Placeholder 2" svg:x="1.38in" svg:y="2in" svg:width="9.4in" svg:height="4.75868in" presentation:class="outline" presentation:placeholder="false">
          <draw:text-box>
            <text:list text:style-name="a458">
              <text:list-item>
                <text:p text:style-name="a457" text:class-names="" text:cond-style-name=""><text:span text:style-name="a456" text:class-names=""><text:s text:c="1"/>Where he wants to be hidden (17:8):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<text:s text:c="1"/>Why he wants to be hidden (17:9-12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/></text:p>
              </text:list-item>
            </text:list>
          </draw:text-box>
          <svg:title/>
          <svg:desc/>
        </draw:frame>
      </draw:page>
      <draw:page draw:name="Slide3" draw:style-name="a466" draw:master-page-name="Master1-Layout12-tx-Title-and-Text" presentation:presentation-page-layout-name="Master1-PPL12" draw:id="Slide-258">
        <draw:frame draw:id="id87" presentation:style-name="a470" draw:name="Title 1" svg:x="1.38in" svg:y="0.4in" svg:width="10.6in" svg:height="1.44965in" presentation:class="title" presentation:placeholder="false">
          <draw:text-box>
            <text:p text:style-name="a469" text:class-names="" text:cond-style-name=""><text:span text:style-name="a467" text:class-names="">PSALM 17<text:s text:c="1"/></text:span><text:span text:style-name="a468" text:class-names=""/></text:p>
          </draw:text-box>
          <svg:title/>
          <svg:desc/>
        </draw:frame>
        <draw:frame draw:id="id88" presentation:style-name="a492" draw:name="Text Placeholder 2" svg:x="1.38in" svg:y="2in" svg:width="9.4in" svg:height="4.75868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HEAR ME! (17:1-2, 6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VINDICATE ME! (17:3-5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SHOW ME! (17:7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GUARD ME! (17:8-13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RESCUE ME! (17:13-14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SATISFY ME! (17:15):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7 </dc:title>
    <meta:initial-creator>David STRICKLAND</meta:initial-creator>
    <dc:creator>David STRICKLAND</dc:creator>
    <meta:creation-date>2020-02-23T23:18:28Z</meta:creation-date>
    <dc:date>2020-02-23T23:18:28Z</dc:date>
    <meta:template xlink:href="BibleStudy" xlink:type="simple"/>
    <meta:editing-cycles>1</meta:editing-cycles>
    <meta:editing-duration>PT0S</meta:editing-duration>
    <meta:document-statistic meta:paragraph-count="15" meta:word-count="94"/>
  </office:meta>
</office:document-meta>
</file>